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Liberation Serif1" svg:font-family="'Liberation Serif'" style:font-pitch="variable"/>
    <style:font-face style:name="Tahoma1" svg:font-family="Tahoma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ee"/>
    </style:style>
    <style:style style:name="gr5" style:family="graphic" style:parent-style-name="standard">
      <style:graphic-properties draw:stroke="solid" svg:stroke-width="0.026cm" svg:stroke-color="#000000" draw:stroke-linejoin="bevel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0000ee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Verdana1" fo:font-size="18pt" fo:font-weight="bold" style:font-size-asian="18pt" style:font-name-complex="Verdana1" style:font-size-complex="18pt" style:font-weight-complex="bold"/>
    </style:style>
    <style:style style:name="T2" style:family="text">
      <style:text-properties fo:color="#000000" style:font-name="Verdana1" fo:font-size="10pt" style:font-size-asian="10pt" style:font-name-complex="Verdana1" style:font-size-complex="10pt"/>
    </style:style>
    <style:style style:name="T3" style:family="text">
      <style:text-properties fo:color="#000000" style:font-name="Verdana1" fo:font-size="10pt" fo:font-weight="bold" style:font-size-asian="10pt" style:font-name-complex="Verdana1" style:font-size-complex="10pt" style:font-weight-complex="bold"/>
    </style:style>
    <style:style style:name="T4" style:family="text">
      <style:text-properties fo:color="#0000ee" style:font-name="Verdana1" fo:font-size="10pt" style:font-size-asian="10pt" style:font-name-complex="Verdana1" style:font-size-complex="10pt"/>
    </style:style>
    <style:style style:name="T5" style:family="text">
      <style:text-properties fo:color="#000000" style:font-name="Verdana1" fo:font-size="10pt" fo:font-style="italic" style:font-size-asian="10pt" style:font-name-complex="Verdana1" style:font-size-complex="10pt" style:font-style-complex="italic"/>
    </style:style>
    <style:style style:name="T6" style:family="text">
      <style:text-properties fo:color="#000000" style:font-name="Verdana1" fo:font-size="8pt" style:font-size-asian="8pt" style:font-name-complex="Verdana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8.528cm" svg:height="0.776cm" svg:x="2.54cm" svg:y="2.963cm">
          <draw:text-box>
            <text:p text:style-name="P2"><text:span text:style-name="T1">Membership Agreement</text:span></text:p>
          </draw:text-box>
        </draw:frame>
        <draw:frame draw:style-name="gr3" draw:text-style-name="P4" draw:layer="layout" svg:width="15.589cm" svg:height="0.433cm" svg:x="2.54cm" svg:y="4.158cm">
          <draw:text-box>
            <text:p text:style-name="P2"><text:span text:style-name="T2">This document serves as the agreement that a member of HackerspaceSG has with the </text:span></text:p>
          </draw:text-box>
        </draw:frame>
        <draw:frame draw:style-name="gr3" draw:text-style-name="P4" draw:layer="layout" svg:width="12.012cm" svg:height="0.433cm" svg:x="2.54cm" svg:y="4.587cm">
          <draw:text-box>
            <text:p text:style-name="P2"><text:span text:style-name="T2">Hackerspace (maintained by Hackerspace.SG Pte Ltd 200919232E).</text:span></text:p>
          </draw:text-box>
        </draw:frame>
        <draw:frame draw:style-name="gr2" draw:text-style-name="P3" draw:layer="layout" svg:width="5.992cm" svg:height="0.776cm" svg:x="2.54cm" svg:y="5.439cm">
          <draw:text-box>
            <text:p text:style-name="P2"><text:span text:style-name="T1">Limit of Liability </text:span></text:p>
          </draw:text-box>
        </draw:frame>
        <draw:frame draw:style-name="gr3" draw:text-style-name="P4" draw:layer="layout" svg:width="15.487cm" svg:height="0.433cm" svg:x="2.54cm" svg:y="6.634cm">
          <draw:text-box>
            <text:p text:style-name="P2"><text:span text:style-name="T3">ASSUMPTION OF RISK</text:span><text:span text:style-name="T2">: I acknowledge that inherent risks, dangers and hazards and </text:span></text:p>
          </draw:text-box>
        </draw:frame>
        <draw:frame draw:style-name="gr3" draw:text-style-name="P4" draw:layer="layout" svg:width="16.076cm" svg:height="0.433cm" svg:x="2.54cm" svg:y="7.063cm">
          <draw:text-box>
            <text:p text:style-name="P2"><text:span text:style-name="T2">such exist when using power tools commonly used in electronics construction, fabrication, </text:span></text:p>
          </draw:text-box>
        </draw:frame>
        <draw:frame draw:style-name="gr3" draw:text-style-name="P4" draw:layer="layout" svg:width="15.322cm" svg:height="0.433cm" svg:x="2.54cm" svg:y="7.492cm">
          <draw:text-box>
            <text:p text:style-name="P2"><text:span text:style-name="T2">software design and other technology related activities. Participation in such activities </text:span></text:p>
          </draw:text-box>
        </draw:frame>
        <draw:frame draw:style-name="gr3" draw:text-style-name="P4" draw:layer="layout" svg:width="14.628cm" svg:height="0.433cm" svg:x="2.54cm" svg:y="7.92cm">
          <draw:text-box>
            <text:p text:style-name="P2"><text:span text:style-name="T2">and/or the use of equipment associated with technology design, manufacture and </text:span></text:p>
          </draw:text-box>
        </draw:frame>
        <draw:frame draw:style-name="gr3" draw:text-style-name="P4" draw:layer="layout" svg:width="16.156cm" svg:height="0.433cm" svg:x="2.54cm" svg:y="8.349cm">
          <draw:text-box>
            <text:p text:style-name="P2"><text:span text:style-name="T2">experimentation may result in injury, illness, death or damage to personal property. These </text:span></text:p>
          </draw:text-box>
        </draw:frame>
        <draw:frame draw:style-name="gr3" draw:text-style-name="P4" draw:layer="layout" svg:width="15.962cm" svg:height="0.433cm" svg:x="2.54cm" svg:y="8.778cm">
          <draw:text-box>
            <text:p text:style-name="P2"><text:span text:style-name="T2">risks and dangers may be caused by other participants, members or by accidents, acts of </text:span></text:p>
          </draw:text-box>
        </draw:frame>
        <draw:frame draw:style-name="gr3" draw:text-style-name="P4" draw:layer="layout" svg:width="15.627cm" svg:height="0.433cm" svg:x="2.54cm" svg:y="9.206cm">
          <draw:text-box>
            <text:p text:style-name="P2"><text:span text:style-name="T2">nature or other causes. Risks and dangers may arise from foreseeable or unforeseeable </text:span></text:p>
          </draw:text-box>
        </draw:frame>
        <draw:frame draw:style-name="gr3" draw:text-style-name="P4" draw:layer="layout" svg:width="15.949cm" svg:height="0.433cm" svg:x="2.54cm" svg:y="9.635cm">
          <draw:text-box>
            <text:p text:style-name="P2"><text:span text:style-name="T2">causes including, but not limited to electrocution, burns, impalement, injury from slips or </text:span></text:p>
          </draw:text-box>
        </draw:frame>
        <draw:frame draw:style-name="gr3" draw:text-style-name="P4" draw:layer="layout" svg:width="1.619cm" svg:height="0.433cm" svg:x="2.54cm" svg:y="10.064cm">
          <draw:text-box>
            <text:p text:style-name="P2"><text:span text:style-name="T2">falls, etc.</text:span></text:p>
          </draw:text-box>
        </draw:frame>
        <draw:frame draw:style-name="gr3" draw:text-style-name="P4" draw:layer="layout" svg:width="16.377cm" svg:height="0.433cm" svg:x="2.54cm" svg:y="10.669cm">
          <draw:text-box>
            <text:p text:style-name="P2"><text:span text:style-name="T3">RELEASE OF LIABILITY</text:span><text:span text:style-name="T2">: The member fully assumes all risks associated with participation </text:span></text:p>
          </draw:text-box>
        </draw:frame>
        <draw:frame draw:style-name="gr3" draw:text-style-name="P4" draw:layer="layout" svg:width="14.853cm" svg:height="0.433cm" svg:x="2.54cm" svg:y="11.098cm">
          <draw:text-box>
            <text:p text:style-name="P2"><text:span text:style-name="T2">in events and exempts and releases HackerspaceSG, its members, officers, agents, </text:span></text:p>
          </draw:text-box>
        </draw:frame>
        <draw:frame draw:style-name="gr3" draw:text-style-name="P4" draw:layer="layout" svg:width="15.792cm" svg:height="0.433cm" svg:x="2.54cm" svg:y="11.527cm">
          <draw:text-box>
            <text:p text:style-name="P2"><text:span text:style-name="T2">board members, from action whatsoever arising out of any damage, loss or injury to the </text:span></text:p>
          </draw:text-box>
        </draw:frame>
        <draw:frame draw:style-name="gr3" draw:text-style-name="P4" draw:layer="layout" svg:width="15.86cm" svg:height="0.433cm" svg:x="2.54cm" svg:y="11.955cm">
          <draw:text-box>
            <text:p text:style-name="P2"><text:span text:style-name="T2">participant or the participant’s property while upon the premises or using any equipment </text:span></text:p>
          </draw:text-box>
        </draw:frame>
        <draw:frame draw:style-name="gr3" draw:text-style-name="P4" draw:layer="layout" svg:width="15.195cm" svg:height="0.433cm" svg:x="2.54cm" svg:y="12.384cm">
          <draw:text-box>
            <text:p text:style-name="P2"><text:span text:style-name="T2">of the organization or while participating in any of the activities contemplated by this </text:span></text:p>
          </draw:text-box>
        </draw:frame>
        <draw:frame draw:style-name="gr3" draw:text-style-name="P4" draw:layer="layout" svg:width="14.857cm" svg:height="0.433cm" svg:x="2.54cm" svg:y="12.813cm">
          <draw:text-box>
            <text:p text:style-name="P2"><text:span text:style-name="T2">agreement whether such loss, damage, or injury results from the negligence of the </text:span></text:p>
          </draw:text-box>
        </draw:frame>
        <draw:frame draw:style-name="gr3" draw:text-style-name="P4" draw:layer="layout" svg:width="10.937cm" svg:height="0.433cm" svg:x="2.54cm" svg:y="13.242cm">
          <draw:text-box>
            <text:p text:style-name="P2"><text:span text:style-name="T2">corporation, its members, agents, or from some other cause. </text:span></text:p>
          </draw:text-box>
        </draw:frame>
        <draw:frame draw:style-name="gr3" draw:text-style-name="P4" draw:layer="layout" svg:width="15.877cm" svg:height="0.433cm" svg:x="2.54cm" svg:y="13.847cm">
          <draw:text-box>
            <text:p text:style-name="P2"><text:span text:style-name="T3">COVENANT NOT TO SUE</text:span><text:span text:style-name="T2">: The participant agrees never to institute any suit or action at </text:span></text:p>
          </draw:text-box>
        </draw:frame>
        <draw:frame draw:style-name="gr3" draw:text-style-name="P4" draw:layer="layout" svg:width="16.08cm" svg:height="0.433cm" svg:x="2.54cm" svg:y="14.276cm">
          <draw:text-box>
            <text:p text:style-name="P2"><text:span text:style-name="T2">law otherwise against HackerspaceSG, its members, officers, board members, agents, nor </text:span></text:p>
          </draw:text-box>
        </draw:frame>
        <draw:frame draw:style-name="gr3" draw:text-style-name="P4" draw:layer="layout" svg:width="15.856cm" svg:height="0.433cm" svg:x="2.54cm" svg:y="14.704cm">
          <draw:text-box>
            <text:p text:style-name="P2"><text:span text:style-name="T2">to initiate or any way assist the prosecution of any claim for damages or course of action </text:span></text:p>
          </draw:text-box>
        </draw:frame>
        <draw:frame draw:style-name="gr3" draw:text-style-name="P4" draw:layer="layout" svg:width="15.572cm" svg:height="0.433cm" svg:x="2.54cm" svg:y="15.133cm">
          <draw:text-box>
            <text:p text:style-name="P2"><text:span text:style-name="T2">which the member, member’s heirs, executors or administrators hereafter may have by </text:span></text:p>
          </draw:text-box>
        </draw:frame>
        <draw:frame draw:style-name="gr3" draw:text-style-name="P4" draw:layer="layout" svg:width="15.949cm" svg:height="0.433cm" svg:x="2.54cm" svg:y="15.562cm">
          <draw:text-box>
            <text:p text:style-name="P2"><text:span text:style-name="T2">reason of injury to the person of the member or to the participant’s property arising from </text:span></text:p>
          </draw:text-box>
        </draw:frame>
        <draw:frame draw:style-name="gr3" draw:text-style-name="P4" draw:layer="layout" svg:width="8.261cm" svg:height="0.433cm" svg:x="2.54cm" svg:y="15.99cm">
          <draw:text-box>
            <text:p text:style-name="P2"><text:span text:style-name="T2">the activities contemplated by this agreement.</text:span></text:p>
          </draw:text-box>
        </draw:frame>
        <draw:frame draw:style-name="gr3" draw:text-style-name="P4" draw:layer="layout" svg:width="16.254cm" svg:height="0.433cm" svg:x="2.54cm" svg:y="16.596cm">
          <draw:text-box>
            <text:p text:style-name="P2"><text:span text:style-name="T3">THIRD PARTY INDEMNIFICATION</text:span><text:span text:style-name="T2">: The member will indemnify, save and hold harmless </text:span></text:p>
          </draw:text-box>
        </draw:frame>
        <draw:frame draw:style-name="gr3" draw:text-style-name="P4" draw:layer="layout" svg:width="16.097cm" svg:height="0.433cm" svg:x="2.54cm" svg:y="17.024cm">
          <draw:text-box>
            <text:p text:style-name="P2"><text:span text:style-name="T2">HackerspaceSG, its members, officers, board members, or agents from any and all losses, </text:span></text:p>
          </draw:text-box>
        </draw:frame>
        <draw:frame draw:style-name="gr3" draw:text-style-name="P4" draw:layer="layout" svg:width="15.488cm" svg:height="0.433cm" svg:x="2.54cm" svg:y="17.453cm">
          <draw:text-box>
            <text:p text:style-name="P2"><text:span text:style-name="T2">claims, actions, or proceedings of every kind and character which may be presented or </text:span></text:p>
          </draw:text-box>
        </draw:frame>
        <draw:frame draw:style-name="gr3" draw:text-style-name="P4" draw:layer="layout" svg:width="15.877cm" svg:height="0.433cm" svg:x="2.54cm" svg:y="17.882cm">
          <draw:text-box>
            <text:p text:style-name="P2"><text:span text:style-name="T2">initiated by any other persons or organizations and which arise directly or indirectly from </text:span></text:p>
          </draw:text-box>
        </draw:frame>
        <draw:frame draw:style-name="gr3" draw:text-style-name="P4" draw:layer="layout" svg:width="16.186cm" svg:height="0.433cm" svg:x="2.54cm" svg:y="18.311cm">
          <draw:text-box>
            <text:p text:style-name="P2"><text:span text:style-name="T2">the actions of the member while engaged in the activities contemplated by this agreement.</text:span></text:p>
          </draw:text-box>
        </draw:frame>
        <draw:frame draw:style-name="gr3" draw:text-style-name="P4" draw:layer="layout" svg:width="14.853cm" svg:height="0.433cm" svg:x="2.54cm" svg:y="18.916cm">
          <draw:text-box>
            <text:p text:style-name="P2"><text:span text:style-name="T2">I hereby acknowledge that I have CAREFULLY read all of the provisions above, fully </text:span></text:p>
          </draw:text-box>
        </draw:frame>
        <draw:frame draw:style-name="gr3" draw:text-style-name="P4" draw:layer="layout" svg:width="16.076cm" svg:height="0.433cm" svg:x="2.54cm" svg:y="19.345cm">
          <draw:text-box>
            <text:p text:style-name="P2"><text:span text:style-name="T2">understand the terms and conditions expressed there, and do freely choose acceptance of </text:span></text:p>
          </draw:text-box>
        </draw:frame>
        <draw:frame draw:style-name="gr3" draw:text-style-name="P4" draw:layer="layout" svg:width="16.402cm" svg:height="0.433cm" svg:x="2.54cm" svg:y="19.773cm">
          <draw:text-box>
            <text:p text:style-name="P2"><text:span text:style-name="T2">the provisions of the foregoing paragraphs relating to assumption of risk, release of liability, </text:span></text:p>
          </draw:text-box>
        </draw:frame>
        <draw:frame draw:style-name="gr3" draw:text-style-name="P4" draw:layer="layout" svg:width="9.366cm" svg:height="0.433cm" svg:x="2.54cm" svg:y="20.202cm">
          <draw:text-box>
            <text:p text:style-name="P2"><text:span text:style-name="T2">covenant not to sue, and third party indemnification.</text:span></text:p>
          </draw:text-box>
        </draw:frame>
        <draw:frame draw:style-name="gr2" draw:text-style-name="P3" draw:layer="layout" svg:width="6.081cm" svg:height="0.776cm" svg:x="2.54cm" svg:y="21.054cm">
          <draw:text-box>
            <text:p text:style-name="P2"><text:span text:style-name="T1">Membership fees</text:span></text:p>
          </draw:text-box>
        </draw:frame>
        <draw:frame draw:style-name="gr3" draw:text-style-name="P4" draw:layer="layout" svg:width="15.915cm" svg:height="0.433cm" svg:x="2.54cm" svg:y="22.249cm">
          <draw:text-box>
            <text:p text:style-name="P2"><text:span text:style-name="T2">Membership fees are due on the first of each month, payable to the Treasurer, depending </text:span></text:p>
          </draw:text-box>
        </draw:frame>
        <draw:polygon draw:style-name="gr4" draw:text-style-name="P5" draw:layer="layout" svg:width="6.292cm" svg:height="0.036cm" svg:x="2.54cm" svg:y="23.474cm" svg:viewBox="0 0 6293 37" draw:points="0,0 6293,0 6293,37 0,37">
          <text:p/>
        </draw:polygon>
        <draw:polygon draw:style-name="gr4" draw:text-style-name="P5" draw:layer="layout" svg:width="0.721cm" svg:height="0.036cm" svg:x="2.54cm" svg:y="23.474cm" svg:viewBox="0 0 722 37" draw:points="0,0 722,0 722,37 0,37">
          <text:p/>
        </draw:polygon>
        <draw:frame draw:style-name="gr3" draw:text-style-name="P4" draw:layer="layout" svg:width="15.89cm" svg:height="0.433cm" svg:x="2.54cm" svg:y="22.678cm">
          <draw:text-box>
            <text:p text:style-name="P2"><text:span text:style-name="T2">on the membership tier signed up for. Hackerspace.SG membership tiers can be found at </text:span></text:p>
          </draw:text-box>
        </draw:frame>
        <draw:polygon draw:style-name="gr4" draw:text-style-name="P5" draw:layer="layout" svg:width="0.48cm" svg:height="0.036cm" svg:x="3.261cm" svg:y="23.474cm" svg:viewBox="0 0 481 37" draw:points="0,0 481,0 481,37 0,37">
          <text:p/>
        </draw:polygon>
        <draw:polygon draw:style-name="gr4" draw:text-style-name="P5" draw:layer="layout" svg:width="2.198cm" svg:height="0.036cm" svg:x="3.741cm" svg:y="23.474cm" svg:viewBox="0 0 2199 37" draw:points="0,0 2199,0 2199,37 0,37">
          <text:p/>
        </draw:polygon>
        <draw:polygon draw:style-name="gr4" draw:text-style-name="P5" draw:layer="layout" svg:width="0.128cm" svg:height="0.036cm" svg:x="5.939cm" svg:y="23.474cm" svg:viewBox="0 0 129 37" draw:points="0,0 129,0 129,37 0,37">
          <text:p/>
        </draw:polygon>
        <draw:polygon draw:style-name="gr4" draw:text-style-name="P5" draw:layer="layout" svg:width="0.404cm" svg:height="0.036cm" svg:x="6.067cm" svg:y="23.474cm" svg:viewBox="0 0 405 37" draw:points="0,0 405,0 405,37 0,37">
          <text:p/>
        </draw:polygon>
        <draw:polygon draw:style-name="gr4" draw:text-style-name="P5" draw:layer="layout" svg:width="0.16cm" svg:height="0.036cm" svg:x="6.471cm" svg:y="23.474cm" svg:viewBox="0 0 161 37" draw:points="0,0 161,0 161,37 0,37">
          <text:p/>
        </draw:polygon>
        <draw:polygon draw:style-name="gr4" draw:text-style-name="P5" draw:layer="layout" svg:width="2.201cm" svg:height="0.036cm" svg:x="6.631cm" svg:y="23.474cm" svg:viewBox="0 0 2202 37" draw:points="0,0 2202,0 2202,37 0,37">
          <text:p/>
        </draw:polygon>
        <draw:frame draw:style-name="gr3" draw:text-style-name="P4" draw:layer="layout" svg:width="15.716cm" svg:height="0.433cm" svg:x="2.54cm" svg:y="23.107cm">
          <draw:text-box>
            <text:p text:style-name="P2"><text:span text:style-name="T4"><text:a xlink:href="https://hackerspace.sg/membership" xlink:type="simple">https://hackerspace.sg/membership</text:a></text:span><text:span text:style-name="T2">. Membership is payable up to 6 months in advance.</text:span></text:p>
          </draw:text-box>
        </draw:frame>
        <draw:frame draw:style-name="gr3" draw:text-style-name="P4" draw:layer="layout" svg:width="15.369cm" svg:height="0.433cm" svg:x="2.54cm" svg:y="23.535cm">
          <draw:text-box>
            <text:p text:style-name="P2"><text:span text:style-name="T2">Membership dues may, or may not be monetary, to be decided at the discretion of the </text:span></text:p>
          </draw:text-box>
        </draw:frame>
        <draw:frame draw:style-name="gr3" draw:text-style-name="P4" draw:layer="layout" svg:width="15.094cm" svg:height="0.433cm" svg:x="2.54cm" svg:y="23.964cm">
          <draw:text-box>
            <text:p text:style-name="P2"><text:span text:style-name="T2">Board. Membership fees and benefits may be changed subject to the approval of the </text:span></text:p>
          </draw:text-box>
        </draw:frame>
        <draw:frame draw:style-name="gr3" draw:text-style-name="P4" draw:layer="layout" svg:width="2.068cm" svg:height="0.433cm" svg:x="2.54cm" svg:y="24.393cm">
          <draw:text-box>
            <text:p text:style-name="P2"><text:span text:style-name="T2">community.</text:span></text:p>
          </draw:text-box>
        </draw:frame>
        <draw:frame draw:style-name="gr3" draw:text-style-name="P4" draw:layer="layout" svg:width="0.352cm" svg:height="0.433cm" svg:x="2.54cm" svg:y="24.821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3" draw:text-style-name="P4" draw:layer="layout" svg:width="16.156cm" svg:height="0.433cm" svg:x="2.54cm" svg:y="2.54cm">
          <draw:text-box>
            <text:p text:style-name="P2"><text:span text:style-name="T2">Each member of the Hackerspace (except for Guest and Trial members) gets voting rights. </text:span></text:p>
          </draw:text-box>
        </draw:frame>
        <draw:frame draw:style-name="gr3" draw:text-style-name="P4" draw:layer="layout" svg:width="15.42cm" svg:height="0.433cm" svg:x="2.54cm" svg:y="2.969cm">
          <draw:text-box>
            <text:p text:style-name="P2"><text:span text:style-name="T2">However, all members are equal, and a higher membership tier does not provide more </text:span></text:p>
          </draw:text-box>
        </draw:frame>
        <draw:frame draw:style-name="gr3" draw:text-style-name="P4" draw:layer="layout" svg:width="2.356cm" svg:height="0.433cm" svg:x="2.54cm" svg:y="3.397cm">
          <draw:text-box>
            <text:p text:style-name="P2"><text:span text:style-name="T2">voting rights.</text:span></text:p>
          </draw:text-box>
        </draw:frame>
        <draw:frame draw:style-name="gr3" draw:text-style-name="P4" draw:layer="layout" svg:width="0.352cm" svg:height="0.433cm" svg:x="2.54cm" svg:y="3.826cm">
          <draw:text-box>
            <text:p text:style-name="P2"><text:span text:style-name="T2"><text:s text:c="2"/></text:span></text:p>
          </draw:text-box>
        </draw:frame>
        <draw:frame draw:style-name="gr3" draw:text-style-name="P4" draw:layer="layout" svg:width="16.427cm" svg:height="0.433cm" svg:x="2.54cm" svg:y="4.255cm">
          <draw:text-box>
            <text:p text:style-name="P2"><text:span text:style-name="T2">I, __________________ have signed up for the following Hackerspace.SG membership and </text:span></text:p>
          </draw:text-box>
        </draw:frame>
        <draw:frame draw:style-name="gr3" draw:text-style-name="P4" draw:layer="layout" svg:width="10.877cm" svg:height="0.433cm" svg:x="2.54cm" svg:y="4.683cm">
          <draw:text-box>
            <text:p text:style-name="P2"><text:span text:style-name="T2">can expect to enjoy the relevant privileges as detailed below:</text:span></text:p>
          </draw:text-box>
        </draw:frame>
        <draw:polygon draw:style-name="gr1" draw:text-style-name="P1" draw:layer="layout" svg:width="4.101cm" svg:height="0.587cm" svg:x="2.553cm" svg:y="5.561cm" svg:viewBox="0 0 4102 588" draw:points="0,0 4102,0 4102,588 0,588">
          <text:p/>
        </draw:polygon>
        <draw:line draw:style-name="gr5" draw:text-style-name="P6" draw:layer="layout" svg:x1="2.54cm" svg:y1="5.547cm" svg:x2="2.54cm" svg:y2="6.161cm">
          <text:p/>
        </draw:line>
        <draw:line draw:style-name="gr5" draw:text-style-name="P6" draw:layer="layout" svg:x1="2.54cm" svg:y1="5.547cm" svg:x2="6.667cm" svg:y2="5.547cm">
          <text:p/>
        </draw:line>
        <draw:line draw:style-name="gr5" draw:text-style-name="P6" draw:layer="layout" svg:x1="6.667cm" svg:y1="5.547cm" svg:x2="6.667cm" svg:y2="6.161cm">
          <text:p/>
        </draw:line>
        <draw:line draw:style-name="gr5" draw:text-style-name="P6" draw:layer="layout" svg:x1="2.54cm" svg:y1="6.161cm" svg:x2="6.667cm" svg:y2="6.161cm">
          <text:p/>
        </draw:line>
        <draw:frame draw:style-name="gr3" draw:text-style-name="P4" draw:layer="layout" svg:width="0.352cm" svg:height="0.433cm" svg:x="2.54cm" svg:y="5.112cm">
          <draw:text-box>
            <text:p text:style-name="P2"><text:span text:style-name="T2"><text:s text:c="2"/></text:span></text:p>
          </draw:text-box>
        </draw:frame>
        <draw:polygon draw:style-name="gr1" draw:text-style-name="P1" draw:layer="layout" svg:width="4.101cm" svg:height="0.587cm" svg:x="6.68cm" svg:y="5.561cm" svg:viewBox="0 0 4102 588" draw:points="0,0 4102,0 4102,588 0,588">
          <text:p/>
        </draw:polygon>
        <draw:line draw:style-name="gr5" draw:text-style-name="P6" draw:layer="layout" svg:x1="6.667cm" svg:y1="5.547cm" svg:x2="6.667cm" svg:y2="6.161cm">
          <text:p/>
        </draw:line>
        <draw:line draw:style-name="gr5" draw:text-style-name="P6" draw:layer="layout" svg:x1="6.667cm" svg:y1="5.547cm" svg:x2="10.795cm" svg:y2="5.547cm">
          <text:p/>
        </draw:line>
        <draw:line draw:style-name="gr5" draw:text-style-name="P6" draw:layer="layout" svg:x1="10.795cm" svg:y1="5.547cm" svg:x2="10.795cm" svg:y2="6.161cm">
          <text:p/>
        </draw:line>
        <draw:line draw:style-name="gr5" draw:text-style-name="P6" draw:layer="layout" svg:x1="6.667cm" svg:y1="6.161cm" svg:x2="10.795cm" svg:y2="6.161cm">
          <text:p/>
        </draw:line>
        <draw:frame draw:style-name="gr3" draw:text-style-name="P4" draw:layer="layout" svg:width="1.183cm" svg:height="0.433cm" svg:x="2.619cm" svg:y="5.64cm">
          <draw:text-box>
            <text:p text:style-name="P2"><text:span text:style-name="T3">Check</text:span></text:p>
          </draw:text-box>
        </draw:frame>
        <draw:polygon draw:style-name="gr1" draw:text-style-name="P1" draw:layer="layout" svg:width="2.328cm" svg:height="0.587cm" svg:x="10.808cm" svg:y="5.561cm" svg:viewBox="0 0 2329 588" draw:points="0,0 2329,0 2329,588 0,588">
          <text:p/>
        </draw:polygon>
        <draw:line draw:style-name="gr5" draw:text-style-name="P6" draw:layer="layout" svg:x1="10.795cm" svg:y1="5.547cm" svg:x2="10.795cm" svg:y2="6.161cm">
          <text:p/>
        </draw:line>
        <draw:line draw:style-name="gr5" draw:text-style-name="P6" draw:layer="layout" svg:x1="10.795cm" svg:y1="5.547cm" svg:x2="13.149cm" svg:y2="5.547cm">
          <text:p/>
        </draw:line>
        <draw:line draw:style-name="gr5" draw:text-style-name="P6" draw:layer="layout" svg:x1="13.149cm" svg:y1="5.547cm" svg:x2="13.149cm" svg:y2="6.161cm">
          <text:p/>
        </draw:line>
        <draw:line draw:style-name="gr5" draw:text-style-name="P6" draw:layer="layout" svg:x1="10.795cm" svg:y1="6.161cm" svg:x2="13.149cm" svg:y2="6.161cm">
          <text:p/>
        </draw:line>
        <draw:frame draw:style-name="gr3" draw:text-style-name="P4" draw:layer="layout" svg:width="1.039cm" svg:height="0.433cm" svg:x="6.747cm" svg:y="5.64cm">
          <draw:text-box>
            <text:p text:style-name="P2"><text:span text:style-name="T3">Level</text:span></text:p>
          </draw:text-box>
        </draw:frame>
        <draw:polygon draw:style-name="gr1" draw:text-style-name="P1" draw:layer="layout" svg:width="5.873cm" svg:height="0.587cm" svg:x="13.163cm" svg:y="5.561cm" svg:viewBox="0 0 5874 588" draw:points="0,0 5874,0 5874,588 0,588">
          <text:p/>
        </draw:polygon>
        <draw:line draw:style-name="gr5" draw:text-style-name="P6" draw:layer="layout" svg:x1="13.149cm" svg:y1="5.547cm" svg:x2="13.149cm" svg:y2="6.161cm">
          <text:p/>
        </draw:line>
        <draw:line draw:style-name="gr5" draw:text-style-name="P6" draw:layer="layout" svg:x1="13.149cm" svg:y1="5.547cm" svg:x2="19.05cm" svg:y2="5.547cm">
          <text:p/>
        </draw:line>
        <draw:line draw:style-name="gr5" draw:text-style-name="P6" draw:layer="layout" svg:x1="19.05cm" svg:y1="5.547cm" svg:x2="19.05cm" svg:y2="6.161cm">
          <text:p/>
        </draw:line>
        <draw:line draw:style-name="gr5" draw:text-style-name="P6" draw:layer="layout" svg:x1="13.149cm" svg:y1="6.161cm" svg:x2="19.05cm" svg:y2="6.161cm">
          <text:p/>
        </draw:line>
        <draw:frame draw:style-name="gr3" draw:text-style-name="P4" draw:layer="layout" svg:width="1.585cm" svg:height="0.433cm" svg:x="10.874cm" svg:y="5.64cm">
          <draw:text-box>
            <text:p text:style-name="P2"><text:span text:style-name="T3">Monthly</text:span></text:p>
          </draw:text-box>
        </draw:frame>
        <draw:polygon draw:style-name="gr1" draw:text-style-name="P1" draw:layer="layout" svg:width="4.101cm" svg:height="1.445cm" svg:x="2.553cm" svg:y="6.175cm" svg:viewBox="0 0 4102 1446" draw:points="0,0 4102,0 4102,1446 0,1446">
          <text:p/>
        </draw:polygon>
        <draw:line draw:style-name="gr5" draw:text-style-name="P6" draw:layer="layout" svg:x1="2.54cm" svg:y1="6.161cm" svg:x2="2.54cm" svg:y2="7.633cm">
          <text:p/>
        </draw:line>
        <draw:line draw:style-name="gr5" draw:text-style-name="P6" draw:layer="layout" svg:x1="2.54cm" svg:y1="6.161cm" svg:x2="6.667cm" svg:y2="6.161cm">
          <text:p/>
        </draw:line>
        <draw:line draw:style-name="gr5" draw:text-style-name="P6" draw:layer="layout" svg:x1="6.667cm" svg:y1="6.161cm" svg:x2="6.667cm" svg:y2="7.633cm">
          <text:p/>
        </draw:line>
        <draw:line draw:style-name="gr5" draw:text-style-name="P6" draw:layer="layout" svg:x1="2.54cm" svg:y1="7.633cm" svg:x2="6.667cm" svg:y2="7.633cm">
          <text:p/>
        </draw:line>
        <draw:frame draw:style-name="gr3" draw:text-style-name="P4" draw:layer="layout" svg:width="2.978cm" svg:height="0.433cm" svg:x="13.229cm" svg:y="5.64cm">
          <draw:text-box>
            <text:p text:style-name="P2"><text:span text:style-name="T3">Added Benefits</text:span></text:p>
          </draw:text-box>
        </draw:frame>
        <draw:polygon draw:style-name="gr1" draw:text-style-name="P1" draw:layer="layout" svg:width="4.101cm" svg:height="1.445cm" svg:x="6.68cm" svg:y="6.175cm" svg:viewBox="0 0 4102 1446" draw:points="0,0 4102,0 4102,1446 0,1446">
          <text:p/>
        </draw:polygon>
        <draw:line draw:style-name="gr5" draw:text-style-name="P6" draw:layer="layout" svg:x1="6.667cm" svg:y1="6.161cm" svg:x2="6.667cm" svg:y2="7.633cm">
          <text:p/>
        </draw:line>
        <draw:line draw:style-name="gr5" draw:text-style-name="P6" draw:layer="layout" svg:x1="6.667cm" svg:y1="6.161cm" svg:x2="10.795cm" svg:y2="6.161cm">
          <text:p/>
        </draw:line>
        <draw:line draw:style-name="gr5" draw:text-style-name="P6" draw:layer="layout" svg:x1="10.795cm" svg:y1="6.161cm" svg:x2="10.795cm" svg:y2="7.633cm">
          <text:p/>
        </draw:line>
        <draw:line draw:style-name="gr5" draw:text-style-name="P6" draw:layer="layout" svg:x1="6.667cm" svg:y1="7.633cm" svg:x2="10.795cm" svg:y2="7.633cm">
          <text:p/>
        </draw:line>
        <draw:frame draw:style-name="gr3" draw:text-style-name="P4" draw:layer="layout" svg:width="0.352cm" svg:height="0.433cm" svg:x="2.619cm" svg:y="6.254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328cm" svg:height="1.445cm" svg:x="10.808cm" svg:y="6.175cm" svg:viewBox="0 0 2329 1446" draw:points="0,0 2329,0 2329,1446 0,1446">
          <text:p/>
        </draw:polygon>
        <draw:line draw:style-name="gr5" draw:text-style-name="P6" draw:layer="layout" svg:x1="10.795cm" svg:y1="6.161cm" svg:x2="10.795cm" svg:y2="7.633cm">
          <text:p/>
        </draw:line>
        <draw:line draw:style-name="gr5" draw:text-style-name="P6" draw:layer="layout" svg:x1="10.795cm" svg:y1="6.161cm" svg:x2="13.149cm" svg:y2="6.161cm">
          <text:p/>
        </draw:line>
        <draw:line draw:style-name="gr5" draw:text-style-name="P6" draw:layer="layout" svg:x1="13.149cm" svg:y1="6.161cm" svg:x2="13.149cm" svg:y2="7.633cm">
          <text:p/>
        </draw:line>
        <draw:line draw:style-name="gr5" draw:text-style-name="P6" draw:layer="layout" svg:x1="10.795cm" svg:y1="7.633cm" svg:x2="13.149cm" svg:y2="7.633cm">
          <text:p/>
        </draw:line>
        <draw:frame draw:style-name="gr3" draw:text-style-name="P4" draw:layer="layout" svg:width="1.725cm" svg:height="0.433cm" svg:x="6.747cm" svg:y="6.254cm">
          <draw:text-box>
            <text:p text:style-name="P2"><text:span text:style-name="T3">Resident</text:span></text:p>
          </draw:text-box>
        </draw:frame>
        <draw:polygon draw:style-name="gr1" draw:text-style-name="P1" draw:layer="layout" svg:width="5.873cm" svg:height="1.445cm" svg:x="13.163cm" svg:y="6.175cm" svg:viewBox="0 0 5874 1446" draw:points="0,0 5874,0 5874,1446 0,1446">
          <text:p/>
        </draw:polygon>
        <draw:line draw:style-name="gr5" draw:text-style-name="P6" draw:layer="layout" svg:x1="13.149cm" svg:y1="6.161cm" svg:x2="13.149cm" svg:y2="7.633cm">
          <text:p/>
        </draw:line>
        <draw:line draw:style-name="gr5" draw:text-style-name="P6" draw:layer="layout" svg:x1="13.149cm" svg:y1="6.161cm" svg:x2="19.05cm" svg:y2="6.161cm">
          <text:p/>
        </draw:line>
        <draw:line draw:style-name="gr5" draw:text-style-name="P6" draw:layer="layout" svg:x1="19.05cm" svg:y1="6.161cm" svg:x2="19.05cm" svg:y2="7.633cm">
          <text:p/>
        </draw:line>
        <draw:line draw:style-name="gr5" draw:text-style-name="P6" draw:layer="layout" svg:x1="13.149cm" svg:y1="7.633cm" svg:x2="19.05cm" svg:y2="7.633cm">
          <text:p/>
        </draw:line>
        <draw:frame draw:style-name="gr3" draw:text-style-name="P4" draw:layer="layout" svg:width="0.899cm" svg:height="0.433cm" svg:x="10.874cm" svg:y="6.254cm">
          <draw:text-box>
            <text:p text:style-name="P2"><text:span text:style-name="T2">$512</text:span></text:p>
          </draw:text-box>
        </draw:frame>
        <draw:frame draw:style-name="gr3" draw:text-style-name="P4" draw:layer="layout" svg:width="5.785cm" svg:height="0.433cm" svg:x="13.229cm" svg:y="6.254cm">
          <draw:text-box>
            <text:p text:style-name="P2"><text:span text:style-name="T2">A dedicated desk 7 days a week </text:span></text:p>
          </draw:text-box>
        </draw:frame>
        <draw:frame draw:style-name="gr3" draw:text-style-name="P4" draw:layer="layout" svg:width="5.247cm" svg:height="0.433cm" svg:x="13.225cm" svg:y="6.683cm">
          <draw:text-box>
            <text:p text:style-name="P2"><text:span text:style-name="T2">for co-working. You can keep </text:span></text:p>
          </draw:text-box>
        </draw:frame>
        <draw:polygon draw:style-name="gr1" draw:text-style-name="P1" draw:layer="layout" svg:width="4.101cm" svg:height="2.731cm" svg:x="2.553cm" svg:y="7.646cm" svg:viewBox="0 0 4102 2732" draw:points="0,0 4102,0 4102,2732 0,2732">
          <text:p/>
        </draw:polygon>
        <draw:line draw:style-name="gr5" draw:text-style-name="P6" draw:layer="layout" svg:x1="2.54cm" svg:y1="7.633cm" svg:x2="2.54cm" svg:y2="10.39cm">
          <text:p/>
        </draw:line>
        <draw:line draw:style-name="gr5" draw:text-style-name="P6" draw:layer="layout" svg:x1="2.54cm" svg:y1="7.633cm" svg:x2="6.667cm" svg:y2="7.633cm">
          <text:p/>
        </draw:line>
        <draw:line draw:style-name="gr5" draw:text-style-name="P6" draw:layer="layout" svg:x1="6.667cm" svg:y1="7.633cm" svg:x2="6.667cm" svg:y2="10.39cm">
          <text:p/>
        </draw:line>
        <draw:line draw:style-name="gr5" draw:text-style-name="P6" draw:layer="layout" svg:x1="2.54cm" svg:y1="10.39cm" svg:x2="6.667cm" svg:y2="10.39cm">
          <text:p/>
        </draw:line>
        <draw:frame draw:style-name="gr3" draw:text-style-name="P4" draw:layer="layout" svg:width="3.897cm" svg:height="0.433cm" svg:x="13.229cm" svg:y="7.112cm">
          <draw:text-box>
            <text:p text:style-name="P2"><text:span text:style-name="T2">your crap at the desk.</text:span></text:p>
          </draw:text-box>
        </draw:frame>
        <draw:polygon draw:style-name="gr1" draw:text-style-name="P1" draw:layer="layout" svg:width="4.101cm" svg:height="2.731cm" svg:x="6.68cm" svg:y="7.646cm" svg:viewBox="0 0 4102 2732" draw:points="0,0 4102,0 4102,2732 0,2732">
          <text:p/>
        </draw:polygon>
        <draw:line draw:style-name="gr5" draw:text-style-name="P6" draw:layer="layout" svg:x1="6.667cm" svg:y1="7.633cm" svg:x2="6.667cm" svg:y2="10.39cm">
          <text:p/>
        </draw:line>
        <draw:line draw:style-name="gr5" draw:text-style-name="P6" draw:layer="layout" svg:x1="6.667cm" svg:y1="7.633cm" svg:x2="10.795cm" svg:y2="7.633cm">
          <text:p/>
        </draw:line>
        <draw:line draw:style-name="gr5" draw:text-style-name="P6" draw:layer="layout" svg:x1="10.795cm" svg:y1="7.633cm" svg:x2="10.795cm" svg:y2="10.39cm">
          <text:p/>
        </draw:line>
        <draw:line draw:style-name="gr5" draw:text-style-name="P6" draw:layer="layout" svg:x1="6.667cm" svg:y1="10.39cm" svg:x2="10.795cm" svg:y2="10.39cm">
          <text:p/>
        </draw:line>
        <draw:frame draw:style-name="gr3" draw:text-style-name="P4" draw:layer="layout" svg:width="0.352cm" svg:height="0.433cm" svg:x="2.619cm" svg:y="7.725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328cm" svg:height="2.731cm" svg:x="10.808cm" svg:y="7.646cm" svg:viewBox="0 0 2329 2732" draw:points="0,0 2329,0 2329,2732 0,2732">
          <text:p/>
        </draw:polygon>
        <draw:line draw:style-name="gr5" draw:text-style-name="P6" draw:layer="layout" svg:x1="10.795cm" svg:y1="7.633cm" svg:x2="10.795cm" svg:y2="10.39cm">
          <text:p/>
        </draw:line>
        <draw:line draw:style-name="gr5" draw:text-style-name="P6" draw:layer="layout" svg:x1="10.795cm" svg:y1="7.633cm" svg:x2="13.149cm" svg:y2="7.633cm">
          <text:p/>
        </draw:line>
        <draw:line draw:style-name="gr5" draw:text-style-name="P6" draw:layer="layout" svg:x1="13.149cm" svg:y1="7.633cm" svg:x2="13.149cm" svg:y2="10.39cm">
          <text:p/>
        </draw:line>
        <draw:line draw:style-name="gr5" draw:text-style-name="P6" draw:layer="layout" svg:x1="10.795cm" svg:y1="10.39cm" svg:x2="13.149cm" svg:y2="10.39cm">
          <text:p/>
        </draw:line>
        <draw:frame draw:style-name="gr3" draw:text-style-name="P4" draw:layer="layout" svg:width="1.623cm" svg:height="0.433cm" svg:x="6.747cm" svg:y="7.725cm">
          <draw:text-box>
            <text:p text:style-name="P2"><text:span text:style-name="T3">Hotdesk</text:span></text:p>
          </draw:text-box>
        </draw:frame>
        <draw:polygon draw:style-name="gr1" draw:text-style-name="P1" draw:layer="layout" svg:width="5.873cm" svg:height="2.731cm" svg:x="13.163cm" svg:y="7.646cm" svg:viewBox="0 0 5874 2732" draw:points="0,0 5874,0 5874,2732 0,2732">
          <text:p/>
        </draw:polygon>
        <draw:line draw:style-name="gr5" draw:text-style-name="P6" draw:layer="layout" svg:x1="13.149cm" svg:y1="7.633cm" svg:x2="13.149cm" svg:y2="10.39cm">
          <text:p/>
        </draw:line>
        <draw:line draw:style-name="gr5" draw:text-style-name="P6" draw:layer="layout" svg:x1="13.149cm" svg:y1="7.633cm" svg:x2="19.05cm" svg:y2="7.633cm">
          <text:p/>
        </draw:line>
        <draw:line draw:style-name="gr5" draw:text-style-name="P6" draw:layer="layout" svg:x1="19.05cm" svg:y1="7.633cm" svg:x2="19.05cm" svg:y2="10.39cm">
          <text:p/>
        </draw:line>
        <draw:line draw:style-name="gr5" draw:text-style-name="P6" draw:layer="layout" svg:x1="13.149cm" svg:y1="10.39cm" svg:x2="19.05cm" svg:y2="10.39cm">
          <text:p/>
        </draw:line>
        <draw:frame draw:style-name="gr3" draw:text-style-name="P4" draw:layer="layout" svg:width="0.899cm" svg:height="0.433cm" svg:x="10.874cm" svg:y="7.725cm">
          <draw:text-box>
            <text:p text:style-name="P2"><text:span text:style-name="T2">$256</text:span></text:p>
          </draw:text-box>
        </draw:frame>
        <draw:frame draw:style-name="gr3" draw:text-style-name="P4" draw:layer="layout" svg:width="5.239cm" svg:height="0.433cm" svg:x="13.229cm" svg:y="7.725cm">
          <draw:text-box>
            <text:p text:style-name="P2"><text:span text:style-name="T2">A non-dedicated desk should </text:span></text:p>
          </draw:text-box>
        </draw:frame>
        <draw:frame draw:style-name="gr3" draw:text-style-name="P4" draw:layer="layout" svg:width="5.73cm" svg:height="0.433cm" svg:x="13.229cm" svg:y="8.154cm">
          <draw:text-box>
            <text:p text:style-name="P2"><text:span text:style-name="T2">be available whenever you drop </text:span></text:p>
          </draw:text-box>
        </draw:frame>
        <draw:frame draw:style-name="gr3" draw:text-style-name="P4" draw:layer="layout" svg:width="5.569cm" svg:height="0.433cm" svg:x="13.229cm" svg:y="8.583cm">
          <draw:text-box>
            <text:p text:style-name="P2"><text:span text:style-name="T2">in (oversubscription may occur </text:span></text:p>
          </draw:text-box>
        </draw:frame>
        <draw:frame draw:style-name="gr3" draw:text-style-name="P4" draw:layer="layout" svg:width="5.632cm" svg:height="0.433cm" svg:x="13.229cm" svg:y="9.012cm">
          <draw:text-box>
            <text:p text:style-name="P2"><text:span text:style-name="T2">at peak hours, we aim for 90% </text:span></text:p>
          </draw:text-box>
        </draw:frame>
        <draw:frame draw:style-name="gr3" draw:text-style-name="P4" draw:layer="layout" svg:width="5.315cm" svg:height="0.433cm" svg:x="13.229cm" svg:y="9.441cm">
          <draw:text-box>
            <text:p text:style-name="P2"><text:span text:style-name="T2">availability). You cannot keep </text:span></text:p>
          </draw:text-box>
        </draw:frame>
        <draw:polygon draw:style-name="gr1" draw:text-style-name="P1" draw:layer="layout" svg:width="4.101cm" svg:height="1.873cm" svg:x="2.553cm" svg:y="10.404cm" svg:viewBox="0 0 4102 1874" draw:points="0,0 4102,0 4102,1874 0,1874">
          <text:p/>
        </draw:polygon>
        <draw:line draw:style-name="gr5" draw:text-style-name="P6" draw:layer="layout" svg:x1="2.54cm" svg:y1="10.39cm" svg:x2="2.54cm" svg:y2="12.291cm">
          <text:p/>
        </draw:line>
        <draw:line draw:style-name="gr5" draw:text-style-name="P6" draw:layer="layout" svg:x1="2.54cm" svg:y1="10.39cm" svg:x2="6.667cm" svg:y2="10.39cm">
          <text:p/>
        </draw:line>
        <draw:line draw:style-name="gr5" draw:text-style-name="P6" draw:layer="layout" svg:x1="6.667cm" svg:y1="10.39cm" svg:x2="6.667cm" svg:y2="12.291cm">
          <text:p/>
        </draw:line>
        <draw:line draw:style-name="gr5" draw:text-style-name="P6" draw:layer="layout" svg:x1="2.54cm" svg:y1="12.291cm" svg:x2="6.667cm" svg:y2="12.291cm">
          <text:p/>
        </draw:line>
        <draw:frame draw:style-name="gr3" draw:text-style-name="P4" draw:layer="layout" svg:width="3.897cm" svg:height="0.433cm" svg:x="13.229cm" svg:y="9.869cm">
          <draw:text-box>
            <text:p text:style-name="P2"><text:span text:style-name="T2">your crap at the desk.</text:span></text:p>
          </draw:text-box>
        </draw:frame>
        <draw:polygon draw:style-name="gr1" draw:text-style-name="P1" draw:layer="layout" svg:width="4.101cm" svg:height="1.873cm" svg:x="6.68cm" svg:y="10.404cm" svg:viewBox="0 0 4102 1874" draw:points="0,0 4102,0 4102,1874 0,1874">
          <text:p/>
        </draw:polygon>
        <draw:line draw:style-name="gr5" draw:text-style-name="P6" draw:layer="layout" svg:x1="6.667cm" svg:y1="10.39cm" svg:x2="6.667cm" svg:y2="12.291cm">
          <text:p/>
        </draw:line>
        <draw:line draw:style-name="gr5" draw:text-style-name="P6" draw:layer="layout" svg:x1="6.667cm" svg:y1="10.39cm" svg:x2="10.795cm" svg:y2="10.39cm">
          <text:p/>
        </draw:line>
        <draw:line draw:style-name="gr5" draw:text-style-name="P6" draw:layer="layout" svg:x1="10.795cm" svg:y1="10.39cm" svg:x2="10.795cm" svg:y2="12.291cm">
          <text:p/>
        </draw:line>
        <draw:line draw:style-name="gr5" draw:text-style-name="P6" draw:layer="layout" svg:x1="6.667cm" svg:y1="12.291cm" svg:x2="10.795cm" svg:y2="12.291cm">
          <text:p/>
        </draw:line>
        <draw:frame draw:style-name="gr3" draw:text-style-name="P4" draw:layer="layout" svg:width="0.352cm" svg:height="0.433cm" svg:x="2.619cm" svg:y="10.48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328cm" svg:height="1.873cm" svg:x="10.808cm" svg:y="10.404cm" svg:viewBox="0 0 2329 1874" draw:points="0,0 2329,0 2329,1874 0,1874">
          <text:p/>
        </draw:polygon>
        <draw:line draw:style-name="gr5" draw:text-style-name="P6" draw:layer="layout" svg:x1="10.795cm" svg:y1="10.39cm" svg:x2="10.795cm" svg:y2="12.291cm">
          <text:p/>
        </draw:line>
        <draw:line draw:style-name="gr5" draw:text-style-name="P6" draw:layer="layout" svg:x1="10.795cm" svg:y1="10.39cm" svg:x2="13.149cm" svg:y2="10.39cm">
          <text:p/>
        </draw:line>
        <draw:line draw:style-name="gr5" draw:text-style-name="P6" draw:layer="layout" svg:x1="13.149cm" svg:y1="10.39cm" svg:x2="13.149cm" svg:y2="12.291cm">
          <text:p/>
        </draw:line>
        <draw:line draw:style-name="gr5" draw:text-style-name="P6" draw:layer="layout" svg:x1="10.795cm" svg:y1="12.291cm" svg:x2="13.149cm" svg:y2="12.291cm">
          <text:p/>
        </draw:line>
        <draw:frame draw:style-name="gr3" draw:text-style-name="P4" draw:layer="layout" svg:width="3.245cm" svg:height="0.433cm" svg:x="6.747cm" svg:y="10.483cm">
          <draw:text-box>
            <text:p text:style-name="P2"><text:span text:style-name="T3">Regular</text:span><text:span text:style-name="T2"> </text:span><text:span text:style-name="T3">Member</text:span></text:p>
          </draw:text-box>
        </draw:frame>
        <draw:polygon draw:style-name="gr1" draw:text-style-name="P1" draw:layer="layout" svg:width="5.873cm" svg:height="1.873cm" svg:x="13.163cm" svg:y="10.404cm" svg:viewBox="0 0 5874 1874" draw:points="0,0 5874,0 5874,1874 0,1874">
          <text:p/>
        </draw:polygon>
        <draw:line draw:style-name="gr5" draw:text-style-name="P6" draw:layer="layout" svg:x1="13.149cm" svg:y1="10.39cm" svg:x2="13.149cm" svg:y2="12.291cm">
          <text:p/>
        </draw:line>
        <draw:line draw:style-name="gr5" draw:text-style-name="P6" draw:layer="layout" svg:x1="13.149cm" svg:y1="10.39cm" svg:x2="19.05cm" svg:y2="10.39cm">
          <text:p/>
        </draw:line>
        <draw:line draw:style-name="gr5" draw:text-style-name="P6" draw:layer="layout" svg:x1="19.05cm" svg:y1="10.39cm" svg:x2="19.05cm" svg:y2="12.291cm">
          <text:p/>
        </draw:line>
        <draw:line draw:style-name="gr5" draw:text-style-name="P6" draw:layer="layout" svg:x1="13.149cm" svg:y1="12.291cm" svg:x2="19.05cm" svg:y2="12.291cm">
          <text:p/>
        </draw:line>
        <draw:frame draw:style-name="gr3" draw:text-style-name="P4" draw:layer="layout" svg:width="0.899cm" svg:height="0.433cm" svg:x="10.874cm" svg:y="10.483cm">
          <draw:text-box>
            <text:p text:style-name="P2"><text:span text:style-name="T2">$128</text:span></text:p>
          </draw:text-box>
        </draw:frame>
        <draw:frame draw:style-name="gr3" draw:text-style-name="P4" draw:layer="layout" svg:width="5.141cm" svg:height="0.433cm" svg:x="13.229cm" svg:y="10.483cm">
          <draw:text-box>
            <text:p text:style-name="P2"><text:span text:style-name="T2">Hang out on the sofas. Keep </text:span></text:p>
          </draw:text-box>
        </draw:frame>
        <draw:frame draw:style-name="gr3" draw:text-style-name="P4" draw:layer="layout" svg:width="5.273cm" svg:height="0.433cm" svg:x="13.229cm" svg:y="10.912cm">
          <draw:text-box>
            <text:p text:style-name="P2"><text:span text:style-name="T2">your crap in a locker. Use the </text:span></text:p>
          </draw:text-box>
        </draw:frame>
        <draw:frame draw:style-name="gr3" draw:text-style-name="P4" draw:layer="layout" svg:width="5.692cm" svg:height="0.433cm" svg:x="13.229cm" svg:y="11.341cm">
          <draw:text-box>
            <text:p text:style-name="P2"><text:span text:style-name="T2">workbench. Keep your toys and </text:span></text:p>
          </draw:text-box>
        </draw:frame>
        <draw:polygon draw:style-name="gr1" draw:text-style-name="P1" draw:layer="layout" svg:width="4.101cm" svg:height="1.445cm" svg:x="2.553cm" svg:y="12.304cm" svg:viewBox="0 0 4102 1446" draw:points="0,0 4102,0 4102,1446 0,1446">
          <text:p/>
        </draw:polygon>
        <draw:line draw:style-name="gr5" draw:text-style-name="P6" draw:layer="layout" svg:x1="2.54cm" svg:y1="12.291cm" svg:x2="2.54cm" svg:y2="13.762cm">
          <text:p/>
        </draw:line>
        <draw:line draw:style-name="gr5" draw:text-style-name="P6" draw:layer="layout" svg:x1="2.54cm" svg:y1="12.291cm" svg:x2="6.667cm" svg:y2="12.291cm">
          <text:p/>
        </draw:line>
        <draw:line draw:style-name="gr5" draw:text-style-name="P6" draw:layer="layout" svg:x1="6.667cm" svg:y1="12.291cm" svg:x2="6.667cm" svg:y2="13.762cm">
          <text:p/>
        </draw:line>
        <draw:line draw:style-name="gr5" draw:text-style-name="P6" draw:layer="layout" svg:x1="2.54cm" svg:y1="13.762cm" svg:x2="6.667cm" svg:y2="13.762cm">
          <text:p/>
        </draw:line>
        <draw:frame draw:style-name="gr3" draw:text-style-name="P4" draw:layer="layout" svg:width="2.157cm" svg:height="0.433cm" svg:x="13.229cm" svg:y="11.769cm">
          <draw:text-box>
            <text:p text:style-name="P2"><text:span text:style-name="T2">tools onsite.</text:span></text:p>
          </draw:text-box>
        </draw:frame>
        <draw:polygon draw:style-name="gr1" draw:text-style-name="P1" draw:layer="layout" svg:width="4.101cm" svg:height="1.445cm" svg:x="6.68cm" svg:y="12.304cm" svg:viewBox="0 0 4102 1446" draw:points="0,0 4102,0 4102,1446 0,1446">
          <text:p/>
        </draw:polygon>
        <draw:line draw:style-name="gr5" draw:text-style-name="P6" draw:layer="layout" svg:x1="6.667cm" svg:y1="12.291cm" svg:x2="6.667cm" svg:y2="13.762cm">
          <text:p/>
        </draw:line>
        <draw:line draw:style-name="gr5" draw:text-style-name="P6" draw:layer="layout" svg:x1="6.667cm" svg:y1="12.291cm" svg:x2="10.795cm" svg:y2="12.291cm">
          <text:p/>
        </draw:line>
        <draw:line draw:style-name="gr5" draw:text-style-name="P6" draw:layer="layout" svg:x1="10.795cm" svg:y1="12.291cm" svg:x2="10.795cm" svg:y2="13.762cm">
          <text:p/>
        </draw:line>
        <draw:line draw:style-name="gr5" draw:text-style-name="P6" draw:layer="layout" svg:x1="6.667cm" svg:y1="13.762cm" svg:x2="10.795cm" svg:y2="13.762cm">
          <text:p/>
        </draw:line>
        <draw:frame draw:style-name="gr3" draw:text-style-name="P4" draw:layer="layout" svg:width="0.352cm" svg:height="0.433cm" svg:x="2.619cm" svg:y="12.384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328cm" svg:height="1.445cm" svg:x="10.808cm" svg:y="12.304cm" svg:viewBox="0 0 2329 1446" draw:points="0,0 2329,0 2329,1446 0,1446">
          <text:p/>
        </draw:polygon>
        <draw:line draw:style-name="gr5" draw:text-style-name="P6" draw:layer="layout" svg:x1="10.795cm" svg:y1="12.291cm" svg:x2="10.795cm" svg:y2="13.762cm">
          <text:p/>
        </draw:line>
        <draw:line draw:style-name="gr5" draw:text-style-name="P6" draw:layer="layout" svg:x1="10.795cm" svg:y1="12.291cm" svg:x2="13.149cm" svg:y2="12.291cm">
          <text:p/>
        </draw:line>
        <draw:line draw:style-name="gr5" draw:text-style-name="P6" draw:layer="layout" svg:x1="13.149cm" svg:y1="12.291cm" svg:x2="13.149cm" svg:y2="13.762cm">
          <text:p/>
        </draw:line>
        <draw:line draw:style-name="gr5" draw:text-style-name="P6" draw:layer="layout" svg:x1="10.795cm" svg:y1="13.762cm" svg:x2="13.149cm" svg:y2="13.762cm">
          <text:p/>
        </draw:line>
        <draw:frame draw:style-name="gr3" draw:text-style-name="P4" draw:layer="layout" svg:width="2.872cm" svg:height="0.433cm" svg:x="6.747cm" svg:y="12.384cm">
          <draw:text-box>
            <text:p text:style-name="P2"><text:span text:style-name="T3">Youth Member</text:span></text:p>
          </draw:text-box>
        </draw:frame>
        <draw:polygon draw:style-name="gr1" draw:text-style-name="P1" draw:layer="layout" svg:width="5.873cm" svg:height="1.445cm" svg:x="13.163cm" svg:y="12.304cm" svg:viewBox="0 0 5874 1446" draw:points="0,0 5874,0 5874,1446 0,1446">
          <text:p/>
        </draw:polygon>
        <draw:line draw:style-name="gr5" draw:text-style-name="P6" draw:layer="layout" svg:x1="13.149cm" svg:y1="12.291cm" svg:x2="13.149cm" svg:y2="13.762cm">
          <text:p/>
        </draw:line>
        <draw:line draw:style-name="gr5" draw:text-style-name="P6" draw:layer="layout" svg:x1="13.149cm" svg:y1="12.291cm" svg:x2="19.05cm" svg:y2="12.291cm">
          <text:p/>
        </draw:line>
        <draw:line draw:style-name="gr5" draw:text-style-name="P6" draw:layer="layout" svg:x1="19.05cm" svg:y1="12.291cm" svg:x2="19.05cm" svg:y2="13.762cm">
          <text:p/>
        </draw:line>
        <draw:line draw:style-name="gr5" draw:text-style-name="P6" draw:layer="layout" svg:x1="13.149cm" svg:y1="13.762cm" svg:x2="19.05cm" svg:y2="13.762cm">
          <text:p/>
        </draw:line>
        <draw:frame draw:style-name="gr3" draw:text-style-name="P4" draw:layer="layout" svg:width="0.675cm" svg:height="0.433cm" svg:x="10.874cm" svg:y="12.384cm">
          <draw:text-box>
            <text:p text:style-name="P2"><text:span text:style-name="T2">$64</text:span></text:p>
          </draw:text-box>
        </draw:frame>
        <draw:frame draw:style-name="gr3" draw:text-style-name="P4" draw:layer="layout" svg:width="5.086cm" svg:height="0.433cm" svg:x="13.229cm" svg:y="12.384cm">
          <draw:text-box>
            <text:p text:style-name="P2"><text:span text:style-name="T2">If you're a student or you're </text:span></text:p>
          </draw:text-box>
        </draw:frame>
        <draw:frame draw:style-name="gr3" draw:text-style-name="P4" draw:layer="layout" svg:width="5.823cm" svg:height="0.433cm" svg:x="13.229cm" svg:y="12.812cm">
          <draw:text-box>
            <text:p text:style-name="P2"><text:span text:style-name="T2">broke, all the benefits of regular </text:span></text:p>
          </draw:text-box>
        </draw:frame>
        <draw:polygon draw:style-name="gr1" draw:text-style-name="P1" draw:layer="layout" svg:width="4.101cm" svg:height="1.016cm" svg:x="2.553cm" svg:y="13.775cm" svg:viewBox="0 0 4102 1017" draw:points="0,0 4102,0 4102,1017 0,1017">
          <text:p/>
        </draw:polygon>
        <draw:line draw:style-name="gr5" draw:text-style-name="P6" draw:layer="layout" svg:x1="2.54cm" svg:y1="13.762cm" svg:x2="2.54cm" svg:y2="14.805cm">
          <text:p/>
        </draw:line>
        <draw:line draw:style-name="gr5" draw:text-style-name="P6" draw:layer="layout" svg:x1="2.54cm" svg:y1="13.762cm" svg:x2="6.667cm" svg:y2="13.762cm">
          <text:p/>
        </draw:line>
        <draw:line draw:style-name="gr5" draw:text-style-name="P6" draw:layer="layout" svg:x1="6.667cm" svg:y1="13.762cm" svg:x2="6.667cm" svg:y2="14.805cm">
          <text:p/>
        </draw:line>
        <draw:line draw:style-name="gr5" draw:text-style-name="P6" draw:layer="layout" svg:x1="2.54cm" svg:y1="14.805cm" svg:x2="6.667cm" svg:y2="14.805cm">
          <text:p/>
        </draw:line>
        <draw:frame draw:style-name="gr3" draw:text-style-name="P4" draw:layer="layout" svg:width="5.484cm" svg:height="0.433cm" svg:x="13.229cm" svg:y="13.241cm">
          <draw:text-box>
            <text:p text:style-name="P2"><text:span text:style-name="T2">membership at a reduced rate.</text:span></text:p>
          </draw:text-box>
        </draw:frame>
        <draw:polygon draw:style-name="gr1" draw:text-style-name="P1" draw:layer="layout" svg:width="4.101cm" svg:height="1.016cm" svg:x="6.68cm" svg:y="13.775cm" svg:viewBox="0 0 4102 1017" draw:points="0,0 4102,0 4102,1017 0,1017">
          <text:p/>
        </draw:polygon>
        <draw:line draw:style-name="gr5" draw:text-style-name="P6" draw:layer="layout" svg:x1="6.667cm" svg:y1="13.762cm" svg:x2="6.667cm" svg:y2="14.805cm">
          <text:p/>
        </draw:line>
        <draw:line draw:style-name="gr5" draw:text-style-name="P6" draw:layer="layout" svg:x1="6.667cm" svg:y1="13.762cm" svg:x2="10.795cm" svg:y2="13.762cm">
          <text:p/>
        </draw:line>
        <draw:line draw:style-name="gr5" draw:text-style-name="P6" draw:layer="layout" svg:x1="10.795cm" svg:y1="13.762cm" svg:x2="10.795cm" svg:y2="14.805cm">
          <text:p/>
        </draw:line>
        <draw:line draw:style-name="gr5" draw:text-style-name="P6" draw:layer="layout" svg:x1="6.667cm" svg:y1="14.805cm" svg:x2="10.795cm" svg:y2="14.805cm">
          <text:p/>
        </draw:line>
        <draw:frame draw:style-name="gr3" draw:text-style-name="P4" draw:layer="layout" svg:width="0.352cm" svg:height="0.433cm" svg:x="2.619cm" svg:y="13.855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328cm" svg:height="1.016cm" svg:x="10.808cm" svg:y="13.775cm" svg:viewBox="0 0 2329 1017" draw:points="0,0 2329,0 2329,1017 0,1017">
          <text:p/>
        </draw:polygon>
        <draw:line draw:style-name="gr5" draw:text-style-name="P6" draw:layer="layout" svg:x1="10.795cm" svg:y1="13.762cm" svg:x2="10.795cm" svg:y2="14.805cm">
          <text:p/>
        </draw:line>
        <draw:line draw:style-name="gr5" draw:text-style-name="P6" draw:layer="layout" svg:x1="10.795cm" svg:y1="13.762cm" svg:x2="13.149cm" svg:y2="13.762cm">
          <text:p/>
        </draw:line>
        <draw:line draw:style-name="gr5" draw:text-style-name="P6" draw:layer="layout" svg:x1="13.149cm" svg:y1="13.762cm" svg:x2="13.149cm" svg:y2="14.805cm">
          <text:p/>
        </draw:line>
        <draw:line draw:style-name="gr5" draw:text-style-name="P6" draw:layer="layout" svg:x1="10.795cm" svg:y1="14.805cm" svg:x2="13.149cm" svg:y2="14.805cm">
          <text:p/>
        </draw:line>
        <draw:frame draw:style-name="gr3" draw:text-style-name="P4" draw:layer="layout" svg:width="1.611cm" svg:height="0.433cm" svg:x="6.747cm" svg:y="13.855cm">
          <draw:text-box>
            <text:p text:style-name="P2"><text:span text:style-name="T3">Sponsor</text:span></text:p>
          </draw:text-box>
        </draw:frame>
        <draw:polygon draw:style-name="gr1" draw:text-style-name="P1" draw:layer="layout" svg:width="5.873cm" svg:height="1.016cm" svg:x="13.163cm" svg:y="13.775cm" svg:viewBox="0 0 5874 1017" draw:points="0,0 5874,0 5874,1017 0,1017">
          <text:p/>
        </draw:polygon>
        <draw:line draw:style-name="gr5" draw:text-style-name="P6" draw:layer="layout" svg:x1="13.149cm" svg:y1="13.762cm" svg:x2="13.149cm" svg:y2="14.805cm">
          <text:p/>
        </draw:line>
        <draw:line draw:style-name="gr5" draw:text-style-name="P6" draw:layer="layout" svg:x1="13.149cm" svg:y1="13.762cm" svg:x2="19.05cm" svg:y2="13.762cm">
          <text:p/>
        </draw:line>
        <draw:line draw:style-name="gr5" draw:text-style-name="P6" draw:layer="layout" svg:x1="19.05cm" svg:y1="13.762cm" svg:x2="19.05cm" svg:y2="14.805cm">
          <text:p/>
        </draw:line>
        <draw:line draw:style-name="gr5" draw:text-style-name="P6" draw:layer="layout" svg:x1="13.149cm" svg:y1="14.805cm" svg:x2="19.05cm" svg:y2="14.805cm">
          <text:p/>
        </draw:line>
        <draw:frame draw:style-name="gr3" draw:text-style-name="P4" draw:layer="layout" svg:width="1.7cm" svg:height="0.433cm" svg:x="10.874cm" svg:y="13.855cm">
          <draw:text-box>
            <text:p text:style-name="P2"><text:span text:style-name="T2">&gt;=$1024</text:span></text:p>
          </draw:text-box>
        </draw:frame>
        <draw:frame draw:style-name="gr3" draw:text-style-name="P4" draw:layer="layout" svg:width="5.675cm" svg:height="0.433cm" svg:x="13.229cm" svg:y="13.855cm">
          <draw:text-box>
            <text:p text:style-name="P2"><text:span text:style-name="T2">For wealthy individuals to show </text:span></text:p>
          </draw:text-box>
        </draw:frame>
        <draw:frame draw:style-name="gr3" draw:text-style-name="P4" draw:layer="layout" svg:width="5.074cm" svg:height="0.433cm" svg:x="13.229cm" svg:y="14.284cm">
          <draw:text-box>
            <text:p text:style-name="P2"><text:span text:style-name="T2">support for the hackerspace.</text:span></text:p>
          </draw:text-box>
        </draw:frame>
        <draw:frame draw:style-name="gr2" draw:text-style-name="P3" draw:layer="layout" svg:width="6.394cm" svg:height="0.776cm" svg:x="2.54cm" svg:y="15.235cm">
          <draw:text-box>
            <text:p text:style-name="P2"><text:span text:style-name="T1">Member Sponsors</text:span></text:p>
          </draw:text-box>
        </draw:frame>
        <draw:frame draw:style-name="gr3" draw:text-style-name="P4" draw:layer="layout" svg:width="15.242cm" svg:height="0.433cm" svg:x="2.54cm" svg:y="16.43cm">
          <draw:text-box>
            <text:p text:style-name="P2"><text:span text:style-name="T2">Each potential new Hackerspace.SG member requires the sponsorship of two existing </text:span></text:p>
          </draw:text-box>
        </draw:frame>
        <draw:frame draw:style-name="gr3" draw:text-style-name="P4" draw:layer="layout" svg:width="4.756cm" svg:height="0.433cm" svg:x="2.54cm" svg:y="16.859cm">
          <draw:text-box>
            <text:p text:style-name="P2"><text:span text:style-name="T2">Hackerspace.SG members.</text:span></text:p>
          </draw:text-box>
        </draw:frame>
        <draw:polygon draw:style-name="gr1" draw:text-style-name="P1" draw:layer="layout" svg:width="8.255cm" svg:height="1.715cm" svg:x="2.54cm" svg:y="17.716cm" svg:viewBox="0 0 8256 1716" draw:points="0,0 8256,0 8256,1716 0,1716">
          <text:p/>
        </draw:polygon>
        <draw:frame draw:style-name="gr3" draw:text-style-name="P4" draw:layer="layout" svg:width="0.352cm" svg:height="0.433cm" svg:x="2.54cm" svg:y="17.28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2cm" svg:height="0.433cm" svg:x="6.605cm" svg:y="17.7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8.079cm" svg:height="0.433cm" svg:x="2.631cm" svg:y="18.145cm">
          <draw:text-box>
            <text:p text:style-name="P2"><text:span text:style-name="T5">____________________________________</text:span></text:p>
          </draw:text-box>
        </draw:frame>
        <draw:frame draw:style-name="gr3" draw:text-style-name="P4" draw:layer="layout" svg:width="1.348cm" svg:height="0.433cm" svg:x="5.995cm" svg:y="18.574cm">
          <draw:text-box>
            <text:p text:style-name="P2"><text:span text:style-name="T5">______</text:span></text:p>
          </draw:text-box>
        </draw:frame>
        <draw:polygon draw:style-name="gr1" draw:text-style-name="P1" draw:layer="layout" svg:width="8.255cm" svg:height="1.715cm" svg:x="10.795cm" svg:y="17.716cm" svg:viewBox="0 0 8256 1716" draw:points="0,0 8256,0 8256,1716 0,1716">
          <text:p/>
        </draw:polygon>
        <draw:frame draw:style-name="gr3" draw:text-style-name="P4" draw:layer="layout" svg:width="5.052cm" svg:height="0.433cm" svg:x="4.131cm" svg:y="19.002cm">
          <draw:text-box>
            <text:p text:style-name="P2"><text:span text:style-name="T5">(Sponsor One: Name, NRIC)</text:span></text:p>
          </draw:text-box>
        </draw:frame>
        <draw:frame draw:style-name="gr3" draw:text-style-name="P4" draw:layer="layout" svg:width="0.352cm" svg:height="0.433cm" svg:x="14.86cm" svg:y="17.7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8.079cm" svg:height="0.433cm" svg:x="10.886cm" svg:y="18.145cm">
          <draw:text-box>
            <text:p text:style-name="P2"><text:span text:style-name="T5">____________________________________</text:span></text:p>
          </draw:text-box>
        </draw:frame>
        <draw:frame draw:style-name="gr3" draw:text-style-name="P4" draw:layer="layout" svg:width="0.675cm" svg:height="0.433cm" svg:x="14.586cm" svg:y="18.574cm">
          <draw:text-box>
            <text:p text:style-name="P2"><text:span text:style-name="T5">___</text:span></text:p>
          </draw:text-box>
        </draw:frame>
        <draw:frame draw:style-name="gr3" draw:text-style-name="P4" draw:layer="layout" svg:width="5.061cm" svg:height="0.433cm" svg:x="12.382cm" svg:y="19.002cm">
          <draw:text-box>
            <text:p text:style-name="P2"><text:span text:style-name="T5">(Sponsor Two: Name, NRIC)</text:span></text:p>
          </draw:text-box>
        </draw:frame>
        <draw:frame draw:style-name="gr3" draw:text-style-name="P4" draw:layer="layout" svg:width="0.352cm" svg:height="0.433cm" svg:x="10.733cm" svg:y="19.43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2cm" svg:height="0.433cm" svg:x="2.54cm" svg:y="19.8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6.034cm" svg:height="0.433cm" svg:x="2.54cm" svg:y="20.289cm">
          <draw:text-box>
            <text:p text:style-name="P2"><text:span text:style-name="T2">I, ________________________________, the undersigned, agree to abide by the above </text:span></text:p>
          </draw:text-box>
        </draw:frame>
        <draw:frame draw:style-name="gr3" draw:text-style-name="P4" draw:layer="layout" svg:width="8.943cm" svg:height="0.433cm" svg:x="2.54cm" svg:y="20.717cm">
          <draw:text-box>
            <text:p text:style-name="P2"><text:span text:style-name="T2">listed Terms for membership into Hackerspace.SG.</text:span></text:p>
          </draw:text-box>
        </draw:frame>
        <draw:frame draw:style-name="gr3" draw:text-style-name="P4" draw:layer="layout" svg:width="0.352cm" svg:height="0.433cm" svg:x="2.54cm" svg:y="21.146cm">
          <draw:text-box>
            <text:p text:style-name="P2"><text:span text:style-name="T2"><text:s text:c="2"/></text:span></text:p>
          </draw:text-box>
        </draw:frame>
        <draw:frame draw:style-name="gr3" draw:text-style-name="P4" draw:layer="layout" svg:width="4.265cm" svg:height="0.433cm" svg:x="2.54cm" svg:y="21.575cm">
          <draw:text-box>
            <text:p text:style-name="P2"><text:span text:style-name="T2">___________________</text:span></text:p>
          </draw:text-box>
        </draw:frame>
        <draw:frame draw:style-name="gr3" draw:text-style-name="P4" draw:layer="layout" svg:width="2.207cm" svg:height="0.433cm" svg:x="3.81cm" svg:y="22.003cm">
          <draw:text-box>
            <text:p text:style-name="P2"><text:span text:style-name="T2"><text:s text:c="3"/></text:span><text:span text:style-name="T2">Signature </text:span></text:p>
          </draw:text-box>
        </draw:frame>
        <draw:frame draw:style-name="gr3" draw:text-style-name="P4" draw:layer="layout" svg:width="0.352cm" svg:height="0.433cm" svg:x="2.54cm" svg:y="22.432cm">
          <draw:text-box>
            <text:p text:style-name="P2"><text:span text:style-name="T2"><text:s text:c="2"/></text:span></text:p>
          </draw:text-box>
        </draw:frame>
        <draw:frame draw:style-name="gr6" draw:text-style-name="P7" draw:layer="layout" svg:width="15.496cm" svg:height="0.353cm" svg:x="2.54cm" svg:y="22.861cm">
          <draw:text-box>
            <text:p text:style-name="P2"><text:span text:style-name="T6">Name: _______________________ NRIC/FIN/BRN: _______________ Email: ______________________</text:span></text:p>
          </draw:text-box>
        </draw:frame>
        <draw:frame draw:style-name="gr6" draw:text-style-name="P7" draw:layer="layout" svg:width="15.568cm" svg:height="0.353cm" svg:x="2.54cm" svg:y="23.204cm">
          <draw:text-box>
            <text:p text:style-name="P2"><text:span text:style-name="T6">Mailing Address: ________________________________________________________________________</text:span></text:p>
          </draw:text-box>
        </draw:frame>
        <draw:frame draw:style-name="gr6" draw:text-style-name="P7" draw:layer="layout" svg:width="10.865cm" svg:height="0.353cm" svg:x="2.54cm" svg:y="23.547cm">
          <draw:text-box>
            <text:p text:style-name="P2"><text:span text:style-name="T6">Tel (H): ________________________ Tel (M): _____________________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Liberation Serif1" svg:font-family="'Liberation Serif'" style:font-pitch="variable"/>
    <style:font-face style:name="Tahoma1" svg:font-family="Tahoma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6T11:43:32.144479439</dc:date>
    <meta:editing-duration>PT46M15S</meta:editing-duration>
    <meta:editing-cycles>2</meta:editing-cycles>
    <meta:generator>LibreOffice/4.4.6.3$Linux_X86_64 LibreOffice_project/40m0$Build-3</meta:generator>
    <meta:document-statistic meta:object-count="242"/>
  </office:meta>
</office:document-meta>
</file>